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List_20_Paragraph">
      <style:paragraph-properties fo:margin-top="0cm" fo:margin-bottom="0cm" fo:line-height="115%"/>
    </style:style>
    <style:style style:name="P3" style:family="paragraph" style:parent-style-name="List_20_Paragraph" style:list-style-name="L1">
      <style:paragraph-properties fo:margin-top="0cm" fo:margin-bottom="0cm" fo:line-height="115%"/>
    </style:style>
    <style:style style:name="P4" style:family="paragraph" style:parent-style-name="List_20_Paragraph">
      <style:paragraph-properties fo:margin-left="0cm" fo:margin-right="0cm" fo:margin-top="0cm" fo:margin-bottom="0cm" fo:line-height="115%" fo:text-indent="0cm" style:auto-text-indent="false"/>
    </style:style>
    <style:style style:name="P5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rksomhedsanalyse</text:p>
      <text:p text:style-name="Standard"/>
      <text:p text:style-name="Standard">Skal indeholde følgende:</text:p>
      <text:list xml:id="list5028249659461206132" text:style-name="L1">
        <text:list-item>
          <text:list>
            <text:list-item>
              <text:list>
                <text:list-item>
                  <text:p text:style-name="P5">Organisatorisk beskrivelse</text:p>
                </text:list-item>
                <text:list-item>
                  <text:p text:style-name="P3">Overveje hvor meget decentralisering af beslutningsrettigheder systemet kan medføre – kan dommere nu være behjælpelige med eksempelvis at flytte kampe og håndtere klager over rødt kort, eller skal ting som disse stadig ske hos turneringsledelsen?</text:p>
                </text:list-item>
                <text:list-item>
                  <text:p text:style-name="P3">Vurdere de organisatoriske fordele og ulemper ved det digitale system</text:p>
                </text:list-item>
                <text:list-item>
                  <text:p text:style-name="P3">Analysere personlighedstræk for systemkøber og/eller systembruger (See, Hear, Say &amp; Do, Think &amp; Feel, Pain, Gain)</text:p>
                </text:list-item>
                <text:list-item>
                  <text:p text:style-name="P3">Udfordre den efterspurgte it-løsning og forretningsmodel – hvad hvis forretningsmodellen blev grebet anderledes an? (Kan vi gøre det på en anderledes måde end nuværende – argumenter)</text:p>
                </text:list-item>
              </text:list>
            </text:list-item>
          </text:list>
        </text:list-item>
      </text:list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>
      <style:paragraph-properties fo:margin="100%" fo:margin-left="1.27cm" fo:margin-right="0cm" fo:margin-top="0cm" fo:margin-bottom="0.212cm" fo:text-indent="0cm" style:auto-text-indent="false"/>
      <style:text-properties style:font-name-asian="Calibri" style:font-size-complex="11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5z0" style:family="text">
      <style:text-properties style:font-name="Symbol" style:font-name-complex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ine Knarkegaard Andersen</meta:initial-creator>
    <meta:creation-date>2014-11-07T13:17:56.06</meta:creation-date>
    <dc:date>2014-11-07T13:25:05.38</dc:date>
    <dc:creator>Stine Knarkegaard Andersen</dc:creator>
    <meta:editing-duration>PT6M2S</meta:editing-duration>
    <meta:editing-cycles>4</meta:editing-cycles>
    <meta:generator>OpenOffice/4.1.0$Win32 OpenOffice.org_project/410m18$Build-9764</meta:generator>
    <meta:document-statistic meta:table-count="0" meta:image-count="0" meta:object-count="0" meta:page-count="1" meta:paragraph-count="7" meta:word-count="98" meta:character-count="683"/>
  </office:meta>
</office:document-meta>
</file>